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353cm" svg:y1="14.818cm" svg:x2="10.353cm" svg:y2="14.369cm">
            <text:p/>
          </draw:line>
          <draw:line draw:style-name="gr1" draw:text-style-name="P1" draw:layer="layout" svg:x1="10.802cm" svg:y1="14.818cm" svg:x2="10.802cm" svg:y2="14.369cm">
            <text:p/>
          </draw:line>
          <draw:line draw:style-name="gr1" draw:text-style-name="P1" draw:layer="layout" svg:x1="9.904cm" svg:y1="14.369cm" svg:x2="10.804cm" svg:y2="14.369cm">
            <text:p/>
          </draw:line>
          <draw:line draw:style-name="gr1" draw:text-style-name="P1" draw:layer="layout" svg:x1="10.351cm" svg:y1="15.265cm" svg:x2="11.701cm" svg:y2="15.265cm">
            <text:p/>
          </draw:line>
          <draw:line draw:style-name="gr1" draw:text-style-name="P1" draw:layer="layout" svg:x1="10.353cm" svg:y1="15.721cm" svg:x2="10.353cm" svg:y2="14.814cm">
            <text:p/>
          </draw:line>
          <draw:line draw:style-name="gr1" draw:text-style-name="P1" draw:layer="layout" svg:x1="10.801cm" svg:y1="15.711cm" svg:x2="10.801cm" svg:y2="14.814cm">
            <text:p/>
          </draw:line>
          <draw:line draw:style-name="gr1" draw:text-style-name="P1" draw:layer="layout" svg:x1="9.898cm" svg:y1="14.814cm" svg:x2="11.698cm" svg:y2="14.814cm">
            <text:p/>
          </draw:line>
          <draw:line draw:style-name="gr1" draw:text-style-name="P1" draw:layer="layout" svg:x1="11.691cm" svg:y1="15.268cm" svg:x2="11.691cm" svg:y2="14.818cm">
            <text:p/>
          </draw:line>
          <draw:line draw:style-name="gr1" draw:text-style-name="P1" draw:layer="layout" svg:x1="10.353cm" svg:y1="15.713cm" svg:x2="10.804cm" svg:y2="15.713cm">
            <text:p/>
          </draw:line>
          <draw:frame draw:style-name="gr2" draw:text-style-name="P3" draw:layer="layout" svg:width="0.322cm" svg:height="0.438cm" svg:x="10.882cm" svg:y="14.879cm">
            <draw:text-box>
              <text:p text:style-name="P2"><text:span text:style-name="T1"></text:span></text:p>
            </draw:text-box>
          </draw:frame>
          <draw:line draw:style-name="gr1" draw:text-style-name="P1" draw:layer="layout" svg:x1="9.903cm" svg:y1="14.819cm" svg:x2="9.903cm" svg:y2="14.37cm">
            <text:p/>
          </draw:line>
          <draw:line draw:style-name="gr1" draw:text-style-name="P1" draw:layer="layout" svg:x1="11.263cm" svg:y1="15.268cm" svg:x2="11.263cm" svg:y2="14.81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51:20.715131426</meta:creation-date>
    <dc:date>2018-05-18T11:51:51.877256686</dc:date>
    <meta:editing-duration>PT31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